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1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01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76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8" style:family="table">
      <style:table-properties style:width="5.5188in" fo:margin-left="0.716in" fo:margin-right="0.609in" table:align="margins"/>
    </style:style>
    <style:style style:name="Table8.A" style:family="table-column">
      <style:table-column-properties style:column-width="5.5188in" style:rel-column-width="65535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1472in" fo:margin-left="0.4917in" fo:margin-right="3.2861in" table:align="margins"/>
    </style:style>
    <style:style style:name="Table6.A" style:family="table-column">
      <style:table-column-properties style:column-width="0.9285in" style:rel-column-width="19333*"/>
    </style:style>
    <style:style style:name="Table6.B" style:family="table-column">
      <style:table-column-properties style:column-width="0.9451in" style:rel-column-width="19680*"/>
    </style:style>
    <style:style style:name="Table6.C" style:family="table-column">
      <style:table-column-properties style:column-width="1.2736in" style:rel-column-width="26522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6.C2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6.3" style:family="table-row">
      <style:table-row-properties style:min-row-height="0.1854in"/>
    </style:style>
    <style:style style:name="Table5" style:family="table">
      <style:table-properties style:width="3.0479in" fo:margin-left="0.4757in" fo:margin-right="3.4014in" table:align="margins"/>
    </style:style>
    <style:style style:name="Table5.A" style:family="table-column">
      <style:table-column-properties style:column-width="0.9681in" style:rel-column-width="20814*"/>
    </style:style>
    <style:style style:name="Table5.B" style:family="table-column">
      <style:table-column-properties style:column-width="2.0799in" style:rel-column-width="44721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403in" table:align="right"/>
    </style:style>
    <style:style style:name="Table2.A" style:family="table-column">
      <style:table-column-properties style:column-width="2.3625in"/>
    </style:style>
    <style:style style:name="Table2.B" style:family="table-column">
      <style:table-column-properties style:column-width="1.4146in"/>
    </style:style>
    <style:style style:name="Table2.C" style:family="table-column">
      <style:table-column-properties style:column-width="2.66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2" style:family="table-row">
      <style:table-row-properties style:min-row-height="0.8854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1.2028in"/>
    </style:style>
    <style:style style:name="Table4" style:family="table">
      <style:table-properties style:width="6.4799in" table:align="right"/>
    </style:style>
    <style:style style:name="Table4.A" style:family="table-column">
      <style:table-column-properties style:column-width="1.2181in"/>
    </style:style>
    <style:style style:name="Table4.B" style:family="table-column">
      <style:table-column-properties style:column-width="5.2618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4493in" table:align="right"/>
    </style:style>
    <style:style style:name="Table3.A" style:family="table-column">
      <style:table-column-properties style:column-width="0.5972in"/>
    </style:style>
    <style:style style:name="Table3.B" style:family="table-column">
      <style:table-column-properties style:column-width="1.0063in"/>
    </style:style>
    <style:style style:name="Table3.C" style:family="table-column">
      <style:table-column-properties style:column-width="4.845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4194in" table:align="right"/>
    </style:style>
    <style:style style:name="Table9.A" style:family="table-column">
      <style:table-column-properties style:column-width="2.9576in"/>
    </style:style>
    <style:style style:name="Table9.B" style:family="table-column">
      <style:table-column-properties style:column-width="3.4618in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Georgi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Georgia" fo:font-size="8pt" style:font-size-asian="8pt" style:font-size-complex="8pt"/>
    </style:style>
    <style:style style:name="P5" style:family="paragraph" style:parent-style-name="Table_20_Contents">
      <style:text-properties style:font-name="Georgia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8" style:family="paragraph" style:parent-style-name="Table_20_Contents">
      <style:text-properties style:font-name="Courier" fo:font-size="8pt" style:font-size-asian="8pt" style:font-size-complex="8pt"/>
    </style:style>
    <style:style style:name="P9" style:family="paragraph" style:parent-style-name="Table_20_Contents">
      <style:text-properties style:font-name="Courier2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11" style:family="paragraph" style:parent-style-name="Standard">
      <style:text-properties style:font-name="Georgia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Courier" fo:font-size="8pt" fo:font-weight="normal" fo:background-color="transparent" style:font-size-asian="8pt" style:font-weight-asian="normal" style:font-size-complex="8pt" style:font-weight-complex="normal"/>
    </style:style>
    <style:style style:name="P15" style:family="paragraph" style:parent-style-name="Preformatted_20_Text">
      <style:paragraph-properties fo:padding="0in" fo:border="none" style:shadow="none"/>
      <style:text-properties style:font-name="Courier1" fo:font-size="8pt"/>
    </style:style>
    <style:style style:name="P16" style:family="paragraph" style:parent-style-name="Preformatted_20_Text">
      <style:paragraph-properties fo:padding="0in" fo:border="none" style:shadow="none"/>
      <style:text-properties style:font-name="Courier1" fo:font-size="8pt" style:font-size-asian="8pt" style:font-size-complex="8pt"/>
    </style:style>
    <style:style style:name="P17" style:family="paragraph" style:parent-style-name="Preformatted_20_Text">
      <style:paragraph-properties fo:padding="0in" fo:border="none" style:shadow="none"/>
      <style:text-properties style:font-name="Georgia" fo:font-size="8pt"/>
    </style:style>
    <style:style style:name="P18" style:family="paragraph" style:parent-style-name="Preformatted_20_Text">
      <style:paragraph-properties fo:padding="0in" fo:border="none" style:shadow="none"/>
      <style:text-properties style:font-name="Georgia" fo:font-size="8pt" style:font-size-asian="8pt" style:font-size-complex="8pt"/>
    </style:style>
    <style:style style:name="P19" style:family="paragraph" style:parent-style-name="Preformatted_20_Text">
      <style:paragraph-properties fo:padding="0in" fo:border="none" style:shadow="none"/>
      <style:text-properties style:font-name="Courier" fo:font-size="8pt" style:font-size-asian="8pt" style:font-size-complex="8pt"/>
    </style:style>
    <style:style style:name="P20" style:family="paragraph" style:parent-style-name="Standard">
      <style:paragraph-properties fo:padding="0in" fo:border="none" style:shadow="none"/>
      <style:text-properties style:font-name="Courier1" fo:font-size="8pt"/>
    </style:style>
    <style:style style:name="P21" style:family="paragraph" style:parent-style-name="Standard">
      <style:paragraph-properties fo:padding="0in" fo:border="none" style:shadow="none"/>
      <style:text-properties style:font-name="Courier1" fo:font-size="8pt" style:font-size-asian="8pt" style:font-size-complex="8pt"/>
    </style:style>
    <style:style style:name="P22" style:family="paragraph" style:parent-style-name="Standard">
      <style:paragraph-properties fo:padding="0in" fo:border="none" style:shadow="none"/>
      <style:text-properties style:font-name="Georgia" fo:font-size="8pt" style:font-size-asian="8pt" style:font-size-complex="8pt"/>
    </style:style>
    <style:style style:name="P23" style:family="paragraph" style:parent-style-name="Table_20_Contents">
      <style:paragraph-properties fo:padding="0in" fo:border="none" style:shadow="none"/>
      <style:text-properties style:font-name="Georgia" fo:font-size="8pt" style:font-size-asian="8pt" style:font-size-complex="8pt"/>
    </style:style>
    <style:style style:name="P24" style:family="paragraph" style:parent-style-name="Table_20_Contents" style:list-style-name="L1">
      <style:paragraph-properties fo:text-align="start" style:justify-single-word="false"/>
      <style:text-properties style:font-name="Georgia" fo:font-size="8pt" style:font-size-asian="8pt" style:font-size-complex="8pt"/>
    </style:style>
    <style:style style:name="P25" style:family="paragraph" style:parent-style-name="Standard" style:list-style-name="L2">
      <style:text-properties style:font-name="Georgia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 style:list-style-name="L2">
      <style:text-properties style:font-name="Georgia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 style:list-style-name="L2">
      <style:text-properties style:font-name="Georgia" fo:font-size="8pt" style:font-size-asian="8pt" style:font-size-complex="8pt"/>
    </style:style>
    <style:style style:name="P28" style:family="paragraph" style:parent-style-name="Standard" style:list-style-name="L2">
      <style:text-properties style:font-name="Georgi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9" style:family="paragraph" style:parent-style-name="Standard" style:list-style-name="L2">
      <style:text-properties style:font-name="Courier2" fo:font-size="8pt" fo:font-weight="normal" fo:background-color="transparent" style:font-size-asian="8pt" style:font-weight-asian="normal" style:font-size-complex="8pt" style:font-weight-complex="normal"/>
    </style:style>
    <style:style style:name="P30" style:family="paragraph" style:parent-style-name="Standard" style:list-style-name="L2">
      <style:text-properties style:font-name="Courier2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 style:list-style-name="L2">
      <style:text-properties style:font-name="Courier2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weight="normal" style:font-weight-asian="normal" style:font-weight-complex="normal"/>
    </style:style>
    <style:style style:name="T8" style:family="text">
      <style:text-properties style:font-name="Courier" fo:font-weight="normal" fo:background-color="transparent" style:font-weight-asian="normal" style:font-weight-complex="normal"/>
    </style:style>
    <style:style style:name="T9" style:family="text">
      <style:text-properties style:font-name="Courier" fo:background-color="transparen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size-asian="8pt" style:font-size-complex="8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2"/>
    </style:style>
    <style:style style:name="T17" style:family="text">
      <style:text-properties style:font-name="Courier2" fo:font-weight="normal" style:font-weight-asian="normal" style:font-weight-complex="normal"/>
    </style:style>
    <style:style style:name="T18" style:family="text">
      <style:text-properties style:font-name="Courier2" fo:font-weight="normal" fo:background-color="#ffff00" style:font-weight-asian="normal" style:font-weight-complex="normal"/>
    </style:style>
    <style:style style:name="T19" style:family="text">
      <style:text-properties style:font-name="Courier2" fo:font-weight="bold" style:font-weight-asian="bold" style:font-weight-complex="bold"/>
    </style:style>
    <style:style style:name="T20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3">Name:______________________________________</text:p>
          </table:table-cell>
        </table:table-row>
      </table:table>
      <text:p text:style-name="P10"><text:span text:style-name="T1"><text:line-break/><text:line-break/><text:line-break/><text:line-break/><text:line-break/><text:line-break/><text:line-break/><text:line-break/>CSCI-UA.0002-010 – Midterm Exam #1 (v2)<text:line-break/><text:line-break/>October</text:span><text:span text:style-name="T14"> 13</text:span><text:span text:style-name="T4">th</text:span><text:span text:style-name="T14">, 2015</text:span><text:span text:style-name="T1"><text:line-break/><text:line-break/></text:span><text:span text:style-name="T14">Instructor: Joseph Versoza<text:line-break/><text:line-break/><text:line-break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sk the person to your left <text:s/>for their first name <text:line-break/>(leave blank if next to empty seat or wall):</text:p>
          </table:table-cell>
          <table:table-cell table:style-name="Table1.A1" office:value-type="string">
            <text:p text:style-name="P6">Ask the person to your right for their first name <text:line-break/>(leave blank if next to empty seat or wall):</text:p>
          </table:table-cell>
        </table:table-row>
        <table:table-row>
          <table:table-cell table:style-name="Table1.A1" office:value-type="string">
            <text:p text:style-name="P7"><text:line-break/>____________________<text:line-break/></text:p>
          </table:table-cell>
          <table:table-cell table:style-name="Table1.A1" office:value-type="string">
            <text:p text:style-name="P7"><text:line-break/>____________________<text:line-break/></text:p>
          </table:table-cell>
        </table:table-row>
        <table:table-row>
          <table:table-cell table:style-name="Table1.A1" table:number-columns-spanned="2" office:value-type="string">
            <text:p text:style-name="P4"><text:line-break/><text:span text:style-name="T14">Keep this test booklet closed until the class is prompted to begin the exam</text:span><text:line-break/>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"/>
                  <text:list xml:id="list8297321323016192237" text:style-name="L1">
                    <text:list-item>
                      <text:p text:style-name="P24">Computers, calculators, phones, textbooks or notebooks are <text:span text:style-name="T1">not allowed</text:span> during the exam</text:p>
                    </text:list-item>
                    <text:list-item>
                      <text:p text:style-name="P24">Please turn off <text:s/>your phone to avoid disrupting others during the exam<text:line-break/></text:p>
                    </text:list-item>
                  </text:list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10"><text:span text:style-name="T1"><text:line-break/></text:span><text:span text:style-name="T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list xml:id="list1575138499077342497" text:style-name="L2">
        <text:list-item>
          <text:p text:style-name="P25"><text:soft-page-break/>Answer the following questions about loops? (3 points) <text:line-break/></text:p>
          <text:list>
            <text:list-item>
              <text:p text:style-name="P27"><text:span text:style-name="T2">In Python, define </text:span><text:span text:style-name="T1">count-controlled loop</text:span><text:span text:style-name="T2">.</text:span> <text:s/>What is the construct/control structure <text:s/>(keyword) that represents it?<text:line-break/><text:line-break/><text:span text:style-name="Answer">A loop that repeats a specific number of times... a for loop in Python</text:span><text:line-break/><text:line-break/></text:p>
            </text:list-item>
            <text:list-item>
              <text:p text:style-name="P27">Define <text:span text:style-name="T1">condition-controlled loop</text:span><text:span text:style-name="T2">. What is the construct/control structure <text:s/>(keyword) that represents it?</text:span><text:line-break/><text:line-break/><text:span text:style-name="Answer">A loop that repeats as long as a condition is true... a while loop in Python</text:span><text:line-break/><text:line-break/></text:p>
            </text:list-item>
            <text:list-item>
              <text:p text:style-name="P27"><text:span text:style-name="T2">Explain why you would use one kind of loop over the other?<text:line-break/><text:line-break/></text:span><text:span text:style-name="Answer">Use a for loop when you know how many iterations you want; use a while loop when the number of iterations is based on a condition (number of iterations is not known beforehand)</text:span><text:span text:style-name="T2"><text:line-break/><text:line-break/><text:line-break/><text:line-break/><text:line-break/></text:span></text:p>
            </text:list-item>
          </text:list>
          <text:p text:style-name="P25"/>
        </text:list-item>
        <text:list-item>
          <text:p text:style-name="P27"><text:span text:style-name="T2">Name 2 modules. For each module, name two functions that you can call from that module. (3 points)<text:line-break/></text:span><text:span text:style-name="T17"><text:line-break/></text:span><text:span text:style-name="T19">Module 1</text:span><text:span text:style-name="T17">: <text:s text:c="2"/></text:span><text:span text:style-name="Answer">random</text:span><text:span text:style-name="T17"><text:tab/><text:tab/><text:tab/><text:tab/></text:span><text:span text:style-name="T19">Module 2</text:span><text:span text:style-name="T17">: <text:s text:c="2"/></text:span><text:span text:style-name="Answer">math</text:span><text:span text:style-name="T17"><text:line-break/><text:line-break/></text:span><text:span text:style-name="T19">Function 1</text:span><text:span text:style-name="T17">: </text:span><text:span text:style-name="Answer">randint</text:span><text:span text:style-name="T17"><text:tab/><text:tab/><text:tab/><text:tab/></text:span><text:span text:style-name="T19">Function 1: </text:span><text:span text:style-name="Answer">floor, ceil</text:span><text:span text:style-name="T17"><text:line-break/><text:line-break/></text:span><text:span text:style-name="T19">Function 2</text:span><text:span text:style-name="T17">: </text:span><text:span text:style-name="Answer">random</text:span><text:span text:style-name="T17"><text:tab/><text:tab/><text:tab/><text:tab/></text:span><text:span text:style-name="T19">Function 2: </text:span><text:span text:style-name="Answer">sqrt, cos, etc.</text:span><text:span text:style-name="T17"><text:line-break/> <text:s text:c="11"/></text:span><text:span text:style-name="Answer">randrange, etc. (no randstr)</text:span><text:span text:style-name="T17"><text:line-break/></text:span></text:p>
        </text:list-item>
        <text:list-item>
          <text:p text:style-name="P26">What is the output of the following code (no output and error are possible)? Note the number of spaces if there is left or right padding. (3 points)</text:p>
          <text:p text:style-name="P26"/>
          <text:list>
            <text:list-item>
              <text:p text:style-name="P26"><text:span text:style-name="T16">print(format(1000, ',d'))<text:tab/><text:tab/><text:tab/><text:tab/></text:span><text:span text:style-name="Answer">1,000</text:span><text:line-break/></text:p>
            </text:list-item>
            <text:list-item>
              <text:p text:style-name="P29">print(format('80', '.2f'))<text:tab/><text:tab/><text:tab/><text:tab/><text:span text:style-name="Answer">Error</text:span><text:line-break/></text:p>
            </text:list-item>
            <text:list-item>
              <text:p text:style-name="P26"><text:span text:style-name="T16">print(format('hi', '&lt;3s') + format(0.01, '.1%'))<text:tab/></text:span><text:span text:style-name="Answer">hi 1.0% ← 1 space</text:span><text:line-break/></text:p>
              <text:p text:style-name="P29"><text:tab/><text:tab/><text:tab/><text:tab/></text:p>
            </text:list-item>
          </text:list>
        </text:list-item>
        <text:list-item>
          <text:p text:style-name="P27">In the <text:span text:style-name="T1">truth table</text:span> below, fill out all of the possible Boolean values for <text:span text:style-name="T1">p</text:span> and <text:span text:style-name="T1">q</text:span>, as well as the result of <text:s/><text:span text:style-name="T1">p and q</text:span>. (2 points)<text:line-break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p</text:p>
          </table:table-cell>
          <table:table-cell table:style-name="Table6.A1" office:value-type="string">
            <text:p text:style-name="P1">q</text:p>
          </table:table-cell>
          <table:table-cell table:style-name="Table6.C1" office:value-type="string">
            <text:p text:style-name="P1">p and <text:s/>q</text:p>
          </table:table-cell>
        </table:table-row>
        <table:table-row>
          <table:table-cell table:style-name="Table6.A2" office:value-type="boolean" office:boolean-value="true">
            <text:p text:style-name="P1"><text:span text:style-name="Answer">TRUE</text:span></text:p>
          </table:table-cell>
          <table:table-cell table:style-name="Table6.A2" office:value-type="boolean" office:boolean-value="true">
            <text:p text:style-name="P1"><text:span text:style-name="Answer">TRUE</text:span></text:p>
          </table:table-cell>
          <table:table-cell table:style-name="Table6.C2" office:value-type="boolean" office:boolean-value="true">
            <text:p text:style-name="P3">TRUE</text:p>
          </table:table-cell>
        </table:table-row>
        <table:table-row table:style-name="Table6.3">
          <table:table-cell table:style-name="Table6.A2" office:value-type="boolean" office:boolean-value="true">
            <text:p text:style-name="P1"><text:span text:style-name="Answer">TRUE</text:span></text:p>
          </table:table-cell>
          <table:table-cell table:style-name="Table6.A2" office:value-type="boolean" office:boolean-value="false">
            <text:p text:style-name="P1"><text:span text:style-name="Answer">FALSE</text:span></text:p>
          </table:table-cell>
          <table:table-cell table:style-name="Table6.C2" office:value-type="boolean" office:boolean-value="false">
            <text:p text:style-name="P3">FALSE</text:p>
          </table:table-cell>
        </table:table-row>
        <table:table-row>
          <table:table-cell table:style-name="Table6.A2" office:value-type="boolean" office:boolean-value="false">
            <text:p text:style-name="P1"><text:span text:style-name="Answer">FALSE</text:span></text:p>
          </table:table-cell>
          <table:table-cell table:style-name="Table6.A2" office:value-type="boolean" office:boolean-value="true">
            <text:p text:style-name="P1"><text:span text:style-name="Answer">TRUE</text:span></text:p>
          </table:table-cell>
          <table:table-cell table:style-name="Table6.C2" office:value-type="boolean" office:boolean-value="false">
            <text:p text:style-name="P3">FALSE</text:p>
          </table:table-cell>
        </table:table-row>
        <table:table-row>
          <table:table-cell table:style-name="Table6.A2" office:value-type="boolean" office:boolean-value="false">
            <text:p text:style-name="P1"><text:span text:style-name="Answer">FALSE</text:span></text:p>
          </table:table-cell>
          <table:table-cell table:style-name="Table6.A2" office:value-type="boolean" office:boolean-value="false">
            <text:p text:style-name="P1"><text:span text:style-name="Answer">FALSE</text:span></text:p>
          </table:table-cell>
          <table:table-cell table:style-name="Table6.C2" office:value-type="boolean" office:boolean-value="false">
            <text:p text:style-name="P3">FALSE</text:p>
          </table:table-cell>
        </table:table-row>
      </table:table>
      <text:list xml:id="list2047357413" text:continue-numbering="true" text:style-name="L2">
        <text:list-header>
          <text:p text:style-name="P26"/>
          <text:p text:style-name="P25"/>
        </text:list-header>
        <text:list-item>
          <text:p text:style-name="P27"><text:span text:style-name="T2">Determining what the following program will print out based on the user input specified in the 1</text:span><text:span text:style-name="T5">st</text:span><text:span text:style-name="T2"> column of the table below. </text:span><text:span text:style-name="T1">Show your work for partial credit</text:span><text:span text:style-name="T2">. (4 points)<text:line-break/><text:line-break/></text:span><text:span text:style-name="T17">n = int(input('Gimmeh a number!\n&gt; '))</text:span></text:p>
          <text:p text:style-name="P30">if n == 1 or n == 2:</text:p>
          <text:p text:style-name="P30"><text:s text:c="4"/>print(n - 1)</text:p>
          <text:p text:style-name="P30">elif n &gt; 0:</text:p>
          <text:p text:style-name="P30"><text:s text:c="4"/>prev = 0</text:p>
          <text:p text:style-name="P30"><text:s text:c="4"/>cur = 1</text:p>
          <text:p text:style-name="P30"><text:s text:c="4"/>for i in range(0, n - 2):</text:p>
          <text:p text:style-name="P30"><text:s text:c="8"/>cur, prev = (prev + cur), cur</text:p>
          <text:p text:style-name="P30"><text:s text:c="4"/>print(cur)</text:p>
          <text:p text:style-name="P30">else:</text:p>
          <text:p text:style-name="P30"><text:s text:c="4"/>print('Invalid Input')<text:line-break/></text:p>
          <text:p text:style-name="P30"/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User Input</text:p>
          </table:table-cell>
          <table:table-cell table:style-name="Table5.B1" office:value-type="string">
            <text:p text:style-name="P1">Resulting Output to Screen</text:p>
          </table:table-cell>
        </table:table-row>
        <table:table-row>
          <table:table-cell table:style-name="Table5.A2" office:value-type="float" office:value="1">
            <text:p text:style-name="P3">1</text:p>
          </table:table-cell>
          <table:table-cell table:style-name="Table5.B2" office:value-type="float" office:value="0">
            <text:p text:style-name="P3"><text:span text:style-name="Answer">0</text:span></text:p>
          </table:table-cell>
        </table:table-row>
        <table:table-row>
          <table:table-cell table:style-name="Table5.A2" office:value-type="float" office:value="0">
            <text:p text:style-name="P3">0</text:p>
          </table:table-cell>
          <table:table-cell table:style-name="Table5.B2" office:value-type="float" office:value="-1">
            <text:p text:style-name="P3"><text:span text:style-name="Answer">-1</text:span></text:p>
          </table:table-cell>
        </table:table-row>
        <table:table-row>
          <table:table-cell table:style-name="Table5.A2" office:value-type="float" office:value="5">
            <text:p text:style-name="P3">5</text:p>
          </table:table-cell>
          <table:table-cell table:style-name="Table5.B2" office:value-type="float" office:value="3">
            <text:p text:style-name="P3"><text:span text:style-name="Answer">3</text:span></text:p>
          </table:table-cell>
        </table:table-row>
      </table:table>
      <text:list xml:id="list2002789369" text:continue-numbering="true" text:style-name="L2">
        <text:list-header>
          <text:p text:style-name="P25"><text:line-break/></text:p>
        </text:list-header>
        <text:list-item>
          <text:p text:style-name="P27"><text:soft-page-break/>Write the result, <text:span text:style-name="T16">True</text:span> or <text:span text:style-name="T16">False</text:span> (or error if applicable) for the following boolean expressions and statements. <text:s/>(2 points)<text:line-break/><text:line-break/><text:span text:style-name="T6">a) </text:span><text:span text:style-name="T8">'cart' &lt; 'carp'<text:tab/></text:span><text:span text:style-name="Answer"><text:span text:style-name="T20">False</text:span></text:span><text:span text:style-name="T8"><text:tab/><text:tab/></text:span><text:span text:style-name="T6"> <text:tab/>b) False</text:span><text:span text:style-name="T8"> or True or Not True<text:tab/></text:span><text:span text:style-name="Answer"><text:span text:style-name="T20">True</text:span></text:span><text:span text:style-name="T6"><text:tab/> <text:tab/><text:tab/><text:tab/><text:tab/><text:tab/><text:line-break/>c) 10 &lt; '20'<text:tab/><text:tab/></text:span><text:span text:style-name="Answer">Error</text:span><text:span text:style-name="T6"><text:tab/><text:tab/><text:tab/>d)</text:span><text:span text:style-name="T8"> True and 0 &gt; abs(-1)<text:tab/></text:span><text:span text:style-name="Answer"><text:span text:style-name="T20">False</text:span></text:span><text:span text:style-name="T8"><text:line-break/></text:span><text:line-break/></text:p>
        </text:list-item>
        <text:list-item>
          <text:p text:style-name="P27">Read the code in the first column. <text:s/>Answer questions about the code in the second and third columns. (6 points total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Code</text:p>
          </table:table-cell>
          <table:table-cell table:style-name="Table2.A1" office:value-type="string">
            <text:p text:style-name="P1">Question #1</text:p>
          </table:table-cell>
          <table:table-cell table:style-name="Table2.C1" office:value-type="string">
            <text:p text:style-name="P3"><text:s/><text:span text:style-name="T1">Question #2</text:span></text:p>
          </table:table-cell>
        </table:table-row>
        <table:table-row table:style-name="Table2.2">
          <table:table-cell table:style-name="Table2.A2" office:value-type="string">
            <text:p text:style-name="P20">result = 0</text:p>
            <text:p text:style-name="P15">for num in range(15, 2, -3):</text:p>
            <text:p text:style-name="P15"><text:s text:c="4"/>if num % 2 == 0:</text:p>
            <text:p text:style-name="P15"><text:s text:c="8"/>result += 1</text:p>
            <text:p text:style-name="P15"><text:s text:c="4"/>else:</text:p>
            <text:p text:style-name="P15"><text:s text:c="8"/>result += num</text:p>
            <text:p text:style-name="P21">print(result)</text:p>
          </table:table-cell>
          <table:table-cell table:style-name="Table2.A2" office:value-type="string">
            <text:p text:style-name="P17"><text:span text:style-name="T13">How many times will this loop run? (1 point)<text:line-break/></text:span><text:line-break/></text:p>
            <text:p text:style-name="P15"><text:span text:style-name="Answer">5</text:span></text:p>
          </table:table-cell>
          <table:table-cell table:style-name="Table2.C2" office:value-type="string">
            <text:p text:style-name="P23">What is the output of this program? <text:s/>Show your calculations/work. <text:s/>(2 <text:s/>points)</text:p>
            <text:p text:style-name="P23"/>
            <text:p text:style-name="P23"/>
            <text:p text:style-name="P23"><text:span text:style-name="Answer">29</text:span></text:p>
          </table:table-cell>
        </table:table-row>
        <table:table-row table:style-name="Table2.3">
          <table:table-cell table:style-name="Table2.A2" office:value-type="string">
            <text:p text:style-name="P21"><text:line-break/><text:span text:style-name="Answer">count = 1</text:span> <text:line-break/></text:p>
            <text:p text:style-name="P15">while count &lt;<text:span text:style-name="Answer">=</text:span> 5:</text:p>
            <text:p text:style-name="P15"><text:line-break/> <text:s text:c="3"/>if count != 3:</text:p>
            <text:p text:style-name="P16"/>
            <text:p text:style-name="P16"><text:s text:c="8"/>print(count)</text:p>
            <text:p text:style-name="P21"><text:s text:c="4"/><text:span text:style-name="Answer">count += 1</text:span></text:p>
          </table:table-cell>
          <table:table-cell table:style-name="Table2.A2" office:value-type="string">
            <text:p text:style-name="P18">What is the output of the code on the left? (1 point)<text:line-break/></text:p>
            <text:p text:style-name="P18"><text:span text:style-name="Answer">0</text:span></text:p>
            <text:p text:style-name="P18"><text:span text:style-name="Answer">1</text:span></text:p>
            <text:p text:style-name="P18"><text:span text:style-name="Answer">2<text:line-break/>(then loop forever) </text:span></text:p>
          </table:table-cell>
          <table:table-cell table:style-name="Table2.C2" office:value-type="string">
            <text:p text:style-name="P22">Change/fix the program (you can do this directly in the code in left-most column) so that the output is the same as the following (<text:span text:style-name="T1">do not use</text:span> a for loop, and do not use multiple consecutive if statements): <text:line-break/>(2 points)<text:line-break/><text:line-break/><text:span text:style-name="T6">1</text:span></text:p>
            <text:p text:style-name="P8">2</text:p>
            <text:p text:style-name="P19">4<text:line-break/>5</text:p>
          </table:table-cell>
        </table:table-row>
      </table:table>
      <text:list xml:id="list271983017" text:continue-numbering="true" text:style-name="L2">
        <text:list-header>
          <text:p text:style-name="P25"/>
        </text:list-header>
        <text:list-item>
          <text:p text:style-name="P25">Write an <text:span text:style-name="T1">equivalent boolean expression</text:span> that <text:span text:style-name="T1">does not contain</text:span> the logical operator, <text:span text:style-name="T1">not</text:span>, for the condition specified in the code below. Hint: DeMorgan's Laws and / or logical opposites may help here! <text:s/>Show work for partial credit. (1 point)<text:line-break/><text:line-break/><text:span text:style-name="T6">if not (min_til_class_starts &lt; 60 or hours_of_sleep &gt; 8 ):<text:line-break/> <text:s text:c="3"/>print(a_message_to_you)</text:span><text:span text:style-name="T20"><text:line-break/><text:line-break/></text:span><text:span text:style-name="T9">if </text:span><text:span text:style-name="Answer"><text:span text:style-name="T20">min_til_class_starts &gt;= 60 and hours_of_sleep &lt;= 8</text:span></text:span><text:span text:style-name="T9">:</text:span><text:span text:style-name="T20"><text:line-break/></text:span><text:span text:style-name="T9"> <text:s text:c="3"/><text:line-break/> <text:s text:c="3"/>print(a_message_to_you)<text:line-break/></text:span></text:p>
        </text:list-item>
        <text:list-item>
          <text:p text:style-name="P25">Your friend is part of an avant-garde acapella group, and they've written a program to write the lyrics to their next song. The song's lyrics consists of numbers, “mmmm” and “bzzzz” (um, what? Art!). <text:s/>Your friend's program is supposed to:</text:p>
          <text:p text:style-name="P25"/>
          <text:list>
            <text:list-item>
              <text:p text:style-name="P27"><text:span text:style-name="T1">print out</text:span><text:span text:style-name="T2"> numbers from </text:span><text:span text:style-name="T1">50</text:span><text:span text:style-name="T2"> down to (and including) </text:span><text:span text:style-name="T1">0</text:span><text:span text:style-name="T2">, by </text:span><text:span text:style-name="T1">5</text:span><text:span text:style-name="T2">'s... </text:span></text:p>
            </text:list-item>
            <text:list-item>
              <text:p text:style-name="P27"><text:span text:style-name="T2">after each number, </text:span><text:span text:style-name="T1">add</text:span><text:span text:style-name="T2"> <text:s/>a </text:span><text:span text:style-name="T1">random</text:span><text:span text:style-name="T2"> </text:span><text:span text:style-name="T1">number</text:span><text:span text:style-name="T2"> (1-5) of </text:span><text:span text:style-name="T1">exclamation</text:span><text:span text:style-name="T2"> points</text:span></text:p>
            </text:list-item>
            <text:list-item>
              <text:p text:style-name="P27"><text:span text:style-name="T2">if the number is </text:span><text:span text:style-name="T1">greater</text:span><text:span text:style-name="T2"> than or </text:span><text:span text:style-name="T1">equal</text:span><text:span text:style-name="T2"> to </text:span><text:span text:style-name="T1">40</text:span><text:span text:style-name="T2">, always print out </text:span><text:span text:style-name="T1">bzzzz</text:span><text:span text:style-name="T2"> (instead of the number and instead of mmmm)</text:span></text:p>
            </text:list-item>
            <text:list-item>
              <text:p text:style-name="P27"><text:span text:style-name="T2">however, for the remaining numbers, if the </text:span><text:span text:style-name="T1">number</text:span><text:span text:style-name="T2"> </text:span><text:span text:style-name="T1">ends</text:span><text:span text:style-name="T2"> in a </text:span><text:span text:style-name="T1">0</text:span><text:span text:style-name="T2">, print out </text:span><text:span text:style-name="T1">mmmm</text:span><text:span text:style-name="T2"> instead of the number<text:line-break/></text:span></text:p>
            </text:list-item>
          </text:list>
          <text:p text:style-name="P27"><text:span text:style-name="T2">Unfortunately, their program (shown below) is full of errors. It does not produce the expected output! </text:span><text:span text:style-name="T1">Circle 3 errors </text:span><text:span text:style-name="T2">(there are more than 3), </text:span><text:span text:style-name="T1">identify</text:span><text:span text:style-name="T2"> if they're a syntax, runtime or logical error... and </text:span><text:span text:style-name="T1">briefly</text:span><text:span text:style-name="T2"> </text:span><text:span text:style-name="T1">explain</text:span><text:span text:style-name="T2"> why. Draw arrows or label with numbers to associate error with explanation (6 points)<text:line-break/>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Expected Output </text:p>
          </table:table-cell>
          <table:table-cell table:style-name="Table4.A1" office:value-type="string">
            <text:p text:style-name="P1">Broken Code (should produce output on left, but does not!)</text:p>
          </table:table-cell>
        </table:table-row>
        <table:table-row>
          <table:table-cell table:style-name="Table4.A1" office:value-type="string">
            <text:p text:style-name="P14">bzzzz<text:line-break/>bzzzz<text:line-break/>bzzzz<text:line-break/>35!!!!!<text:line-break/>mmmm<text:line-break/>25!!!!!</text:p>
            <text:p text:style-name="P14">mmmm<text:line-break/>15!!!<text:line-break/>mmmm<text:line-break/>5!<text:line-break/>mmmm</text:p>
          </table:table-cell>
          <table:table-cell table:style-name="Table4.A1" office:value-type="string">
            <text:p text:style-name="P9">for i in range(50, 0, -5): <text:span text:style-name="Answer">1</text:span></text:p>
            <text:p text:style-name="P9"><text:s text:c="4"/>if i % 10 == 0: <text:span text:style-name="Answer">2</text:span></text:p>
            <text:p text:style-name="P9"><text:s text:c="8"/>print("mmmm")</text:p>
            <text:p text:style-name="P9"><text:s text:c="4"/>else if i =&gt; 40: <text:span text:style-name="Answer">3, 4</text:span></text:p>
            <text:p text:style-name="P9"><text:s text:c="8"/>print("bzzzz")</text:p>
            <text:p text:style-name="P9"><text:s text:c="4"/>else:</text:p>
            <text:p text:style-name="P9"><text:s text:c="8"/>num = random.randint(0, 5) <text:span text:style-name="Answer">5</text:span></text:p>
            <text:p text:style-name="P9"><text:s text:c="8"/>print(i + num * '!') <text:span text:style-name="Answer">6</text:span></text:p>
          </table:table-cell>
        </table:table-row>
      </table:table>
      <text:list xml:id="list423107215" text:continue-numbering="true" text:style-name="L2">
        <text:list-header>
          <text:p text:style-name="P25"/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Error #</text:p>
          </table:table-cell>
          <table:table-cell table:style-name="Table3.A1" office:value-type="string">
            <text:p text:style-name="P1">Type</text:p>
          </table:table-cell>
          <table:table-cell table:style-name="Table3.C1" office:value-type="string">
            <text:p text:style-name="P1">Explanation</text:p>
          </table:table-cell>
        </table:table-row>
        <table:table-row>
          <table:table-cell table:style-name="Table3.A2" office:value-type="float" office:value="1">
            <text:p text:style-name="P5">1</text:p>
          </table:table-cell>
          <table:table-cell table:style-name="Table3.B2" office:value-type="string">
            <text:p text:style-name="P5"><text:span text:style-name="Answer">Logical</text:span></text:p>
          </table:table-cell>
          <table:table-cell table:style-name="Table3.C2" office:value-type="string">
            <text:p text:style-name="P5"><text:span text:style-name="Answer">Should be range(50, -1) to include 0</text:span></text:p>
          </table:table-cell>
        </table:table-row>
        <table:table-row>
          <table:table-cell table:style-name="Table3.A2" office:value-type="float" office:value="2">
            <text:p text:style-name="P5">2</text:p>
          </table:table-cell>
          <table:table-cell table:style-name="Table3.B2" office:value-type="string">
            <text:p text:style-name="P5"><text:span text:style-name="Answer">Logical</text:span></text:p>
          </table:table-cell>
          <table:table-cell table:style-name="Table3.C2" office:value-type="string">
            <text:p text:style-name="P5"><text:span text:style-name="Answer">Switch condition with i &gt;= 40 ( &gt;= 40 takes priority for bzzzz)</text:span></text:p>
          </table:table-cell>
        </table:table-row>
        <table:table-row>
          <table:table-cell table:style-name="Table3.A2" office:value-type="float" office:value="3">
            <text:p text:style-name="P5">3</text:p>
          </table:table-cell>
          <table:table-cell table:style-name="Table3.B2" office:value-type="string">
            <text:p text:style-name="P5"><text:span text:style-name="Answer">Syntax</text:span></text:p>
          </table:table-cell>
          <table:table-cell table:style-name="Table3.C2" office:value-type="string">
            <text:p text:style-name="P5"><text:span text:style-name="Answer">else if should be elif</text:span></text:p>
          </table:table-cell>
        </table:table-row>
        <table:table-row>
          <table:table-cell table:style-name="Table3.A2" office:value-type="float" office:value="4">
            <text:p text:style-name="P3">4</text:p>
          </table:table-cell>
          <table:table-cell table:style-name="Table3.B2" office:value-type="string">
            <text:p text:style-name="P5"><text:span text:style-name="Answer">Syntax</text:span></text:p>
          </table:table-cell>
          <table:table-cell table:style-name="Table3.C2" office:value-type="string">
            <text:p text:style-name="P3"><text:span text:style-name="Answer"><text:s/>=&gt; should be &gt;=</text:span></text:p>
          </table:table-cell>
        </table:table-row>
        <table:table-row>
          <table:table-cell table:style-name="Table3.A2" office:value-type="float" office:value="5">
            <text:p text:style-name="P3">5</text:p>
          </table:table-cell>
          <table:table-cell table:style-name="Table3.B2" office:value-type="string">
            <text:p text:style-name="P3"><text:span text:style-name="Answer">Logical</text:span></text:p>
          </table:table-cell>
          <table:table-cell table:style-name="Table3.C2" office:value-type="string">
            <text:p text:style-name="P3"><text:span text:style-name="Answer">Use randint to generate 1 to 5 (not 0 to 5)</text:span></text:p>
          </table:table-cell>
        </table:table-row>
        <table:table-row>
          <table:table-cell table:style-name="Table3.A2" office:value-type="float" office:value="6">
            <text:p text:style-name="P3">6</text:p>
          </table:table-cell>
          <table:table-cell table:style-name="Table3.B2" office:value-type="string">
            <text:p text:style-name="P3"><text:span text:style-name="Answer">Runtime</text:span></text:p>
          </table:table-cell>
          <table:table-cell table:style-name="Table3.C2" office:value-type="string">
            <text:p text:style-name="P3"><text:span text:style-name="Answer">TypeError: adding non-string (i) to string</text:span></text:p>
          </table:table-cell>
        </table:table-row>
      </table:table>
      <text:list xml:id="list2041832247" text:continue-numbering="true" text:style-name="L2">
        <text:list-header>
          <text:p text:style-name="P25"><text:soft-page-break/></text:p>
        </text:list-header>
        <text:list-item>
          <text:p text:style-name="P27"><text:span text:style-name="T2">Convert the following numbers . Show work for partial credit. (2 points)<text:line-break/><text:line-break/></text:span><text:span text:style-name="T7">a) 10000001 is </text:span><text:span text:style-name="Answer">129</text:span><text:span text:style-name="T7"> in decimal.<text:tab/>b) 14 is </text:span><text:span text:style-name="Answer">00001110</text:span><text:span text:style-name="T7"> in binary.</text:span><text:line-break/><text:line-break/></text:p>
        </text:list-item>
        <text:list-item>
          <text:p text:style-name="P27"><text:span text:style-name="T2">Circle all of the </text:span><text:span text:style-name="T1">valid variable names</text:span><text:span text:style-name="T2"> (1 point): <text:s text:c="7"/></text:span><text:span text:style-name="T18">foo2</text:span><text:span text:style-name="T17"><text:tab/><text:tab/>$foo <text:s text:c="7"/></text:span><text:span text:style-name="T18">Foo</text:span><text:span text:style-name="T17"> <text:s text:c="7"/>_</text:span><text:span text:style-name="T18">foo</text:span><text:span text:style-name="T17"> <text:s text:c="7"/>2_foo <text:s text:c="3"/><text:line-break/><text:line-break/></text:span></text:p>
          <text:p text:style-name="P27"/>
        </text:list-item>
        <text:list-item>
          <text:p text:style-name="P27">Name two data <text:span text:style-name="T1">types </text:span>in Python that <text:span text:style-name="T1">are not</text:span><text:span text:style-name="T2"> </text:span><text:span text:style-name="T15">numeric</text:span>, and give a <text:span text:style-name="T1">syntactically</text:span> <text:span text:style-name="T1">correct</text:span> <text:span text:style-name="T12">literal</text:span> example of each. (2 points)<text:line-break/></text:p>
          <text:list>
            <text:list-item>
              <text:list>
                <text:list-item>
                  <text:p text:style-name="P27">type: <text:span text:style-name="Answer">str, bool</text:span><text:tab/><text:tab/><text:tab/>example: '<text:span text:style-name="Answer">hello', True<text:line-break/></text:span></text:p>
                </text:list-item>
                <text:list-item>
                  <text:p text:style-name="P27"><text:span text:style-name="T3">type: </text:span><text:span text:style-name="Answer"><text:span text:style-name="T20">range</text:span></text:span><text:span text:style-name="T3"><text:tab/><text:tab/><text:tab/>example: </text:span><text:span text:style-name="Answer"><text:span text:style-name="T20">range(5)</text:span></text:span><text:span text:style-name="T2"><text:line-break/><text:line-break/></text:span></text:p>
                </text:list-item>
              </text:list>
            </text:list-item>
          </text:list>
        </text:list-item>
        <text:list-item>
          <text:p text:style-name="P27"><text:span text:style-name="T2">Write a program that computes that </text:span><text:span text:style-name="T1">asks</text:span><text:span text:style-name="T2"> the user for </text:span><text:span text:style-name="T1">two</text:span><text:span text:style-name="T2"> </text:span><text:span text:style-name="T1">numbers</text:span><text:span text:style-name="T2">. It will </text:span><text:span text:style-name="T1">compute</text:span><text:span text:style-name="T2"> the </text:span><text:span text:style-name="T1">greatest</text:span><text:span text:style-name="T2"> </text:span><text:span text:style-name="T1">common</text:span><text:span text:style-name="T2"> </text:span><text:span text:style-name="T1">factor</text:span><text:span text:style-name="T2"> that divides evenly into both numbers. (5 points)</text:span></text:p>
          <text:p text:style-name="P25"/>
          <text:list>
            <text:list-item>
              <text:p text:style-name="P27"><text:span text:style-name="T2">Ask for the first number ('</text:span><text:span text:style-name="T17">Enter num …</text:span><text:span text:style-name="T2">')</text:span></text:p>
            </text:list-item>
            <text:list-item>
              <text:p text:style-name="P27"><text:span text:style-name="T1">No validation is necessary</text:span><text:span text:style-name="T2"> – you can assume that the numbers coming in are whole numbers greater than 0</text:span></text:p>
            </text:list-item>
            <text:list-item>
              <text:p text:style-name="P27"><text:span text:style-name="T2">Print out the largest number that divides evenly into both numbers entered ('</text:span><text:span text:style-name="T17">The gcf that divides both &lt;num 1&gt; and &lt;num 2&gt; is &lt;greatest common factor&gt;</text:span><text:span text:style-name="T2">')</text:span></text:p>
            </text:list-item>
            <text:list-item>
              <text:p text:style-name="P25">Hint: one strategy might be to try all possible numbers (what are the boundaries... does it matter which factor is smaller?) to see which ones are divisors</text:p>
            </text:list-item>
            <text:list-item>
              <text:p text:style-name="P25">Hint: what operator would you use to determine if a number is a divisor (divides evenly)?</text:p>
            </text:list-item>
            <text:list-item>
              <text:p text:style-name="P25">Hint: your algorithm can be entirely inefficient (that is, you can try factors that you know won't work!)</text:p>
            </text:list-item>
            <text:list-item>
              <text:p text:style-name="P25">Example output below: <text:line-break/></text:p>
            </text:list-item>
          </text:list>
          <text:p text:style-name="P25"/>
          <text:p text:style-name="P28">Run 1:</text:p>
          <text:p text:style-name="P30">Enter num 1<text:line-break/>&gt; 17</text:p>
          <text:p text:style-name="P30">Enter num 2</text:p>
          <text:p text:style-name="P30">&gt; 4</text:p>
          <text:p text:style-name="P30">The gcf that divides both 17 and 4 is 1</text:p>
          <text:p text:style-name="P27"><text:span text:style-name="T2"><text:line-break/></text:span><text:span text:style-name="T10">Run 2:</text:span></text:p>
          <text:p text:style-name="P30">Enter num 1</text:p>
          <text:p text:style-name="P30">&gt; 30</text:p>
          <text:p text:style-name="P30">Enter num 2</text:p>
          <text:p text:style-name="P30">&gt; 36</text:p>
          <text:p text:style-name="P30">The gcf that divides both 30 and 36 is 6</text:p>
          <text:p text:style-name="P25"><text:line-break/><text:line-break/><text:line-break/><text:line-break/><text:line-break/><text:span text:style-name="Answer"><text:line-break/></text:span><text:line-break/><text:span text:style-name="Answer">x = int(input('Enter num 1\n&gt; '))</text:span></text:p>
          <text:p text:style-name="P25"><text:span text:style-name="Answer">y = int(input('Enter num 2\n&gt; '))</text:span></text:p>
          <text:p text:style-name="P25"><text:span text:style-name="Answer">gcf = 1</text:span></text:p>
          <text:p text:style-name="P25"><text:span text:style-name="Answer">for factor in range(1, x + 1):</text:span></text:p>
          <text:p text:style-name="P25"><text:span text:style-name="Answer"><text:s text:c="4"/>if x % factor == 0 and y % factor == 0:</text:span></text:p>
          <text:p text:style-name="P25"><text:span text:style-name="Answer"><text:s text:c="8"/>gcf = factor</text:span></text:p>
          <text:p text:style-name="P25"><text:span text:style-name="Answer">print('The gcf that divides both', x, 'and', y, 'is', gcf)</text:span></text:p>
          <text:p text:style-name="P25"><text:span text:style-name="Answer"><text:line-break/># or count down and break</text:span></text:p>
          <text:p text:style-name="P25"><text:span text:style-name="Answer"># optionally use smaller number to set limits on range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7"><text:soft-page-break/><text:span text:style-name="T2">Write a tiny betting game (wait a second, is this even legal!?). The player will </text:span><text:span text:style-name="T1">choose</text:span><text:span text:style-name="T2"> either </text:span><text:span text:style-name="T1">(L)ower</text:span><text:span text:style-name="T2"> or </text:span><text:span text:style-name="T1">(H)igher</text:span><text:span text:style-name="T2">, and place a bet. The computer will </text:span><text:span text:style-name="T1">generate</text:span><text:span text:style-name="T2"> a </text:span><text:span text:style-name="T1">random</text:span><text:span text:style-name="T2"> </text:span><text:span text:style-name="T1">number</text:span><text:span text:style-name="T2"> between </text:span><text:span text:style-name="T1">1 and 7</text:span><text:span text:style-name="T2"> inclusive. If the resulting </text:span><text:span text:style-name="T1">number</text:span><text:span text:style-name="T2"> </text:span><text:span text:style-name="T1">matches</text:span><text:span text:style-name="T2"> the player's <text:s/></text:span><text:span text:style-name="T1">choice</text:span><text:span text:style-name="T2"> </text:span><text:span text:style-name="T1">relative</text:span><text:span text:style-name="T2"> to </text:span><text:span text:style-name="T1">4</text:span><text:span text:style-name="T2"> (that is, lower or higher than 4), you <text:s/>keep your bet, and you </text:span><text:span text:style-name="T1">win the same amount you bet</text:span><text:span text:style-name="T2">. However, if it's the </text:span><text:span text:style-name="T1">opposite</text:span><text:span text:style-name="T2">, you </text:span><text:span text:style-name="T1">lose</text:span><text:span text:style-name="T2"> the </text:span><text:span text:style-name="T1">amount</text:span><text:span text:style-name="T2"> you </text:span><text:span text:style-name="T1">bet</text:span><text:span text:style-name="T2">. Finally, if it's a </text:span><text:span text:style-name="T1">tie</text:span><text:span text:style-name="T2">, you</text:span><text:span text:style-name="T1"> don't lose anything</text:span><text:span text:style-name="T2">. Do this until you have no longer have any money to bet (you must have at least 1 dollar to bet)... or until you've doubled your money (you start out with $100). (9 points)</text:span></text:p>
          <text:p text:style-name="P25"/>
          <text:list>
            <text:list-item>
              <text:p text:style-name="P27"><text:span text:style-name="T2">Start the player with </text:span><text:span text:style-name="T1">$100</text:span></text:p>
            </text:list-item>
            <text:list-item>
              <text:p text:style-name="P27"><text:span text:style-name="T2">Ask the player to choose L or H for lower or higher: '</text:span><text:span text:style-name="T17">(L)ower or (H)igher than 4?</text:span><text:span text:style-name="T2">'</text:span></text:p>
            </text:list-item>
            <text:list-item>
              <text:p text:style-name="P27"><text:span text:style-name="T2">If the player doesn't type in either L or H, </text:span><text:span text:style-name="T1">default to L</text:span></text:p>
            </text:list-item>
            <text:list-item>
              <text:p text:style-name="P25">Ask the player how much they'd like to bet</text:p>
            </text:list-item>
            <text:list-item>
              <text:p text:style-name="P27"><text:span text:style-name="T2">If they don't enter a positive number, </text:span><text:span text:style-name="T1">default to 1</text:span></text:p>
            </text:list-item>
            <text:list-item>
              <text:p text:style-name="P25">Generate a random number between 1 and 7 (inclusive)</text:p>
            </text:list-item>
            <text:list-item>
              <text:p text:style-name="P27"><text:span text:style-name="T2">Print out '</text:span><text:span text:style-name="T17">you won</text:span><text:span text:style-name="T2">' , and add the player's bet <text:s/>to their total (including their original bet) if they guess correctly</text:span></text:p>
            </text:list-item>
            <text:list-item>
              <text:p text:style-name="P27"><text:span text:style-name="T2">If the opposite occurs, print out '</text:span><text:span text:style-name="T17">you lost!</text:span><text:span text:style-name="T2">', and subtract the player's bet from their money</text:span></text:p>
            </text:list-item>
            <text:list-item>
              <text:p text:style-name="P25">If it's a tie, no money is added or deducted from the player</text:p>
            </text:list-item>
            <text:list-item>
              <text:p text:style-name="P27"><text:span text:style-name="T2">Once a winner is determined, print out the current total: '</text:span><text:span text:style-name="T17">Total: &lt;total&gt;</text:span><text:span text:style-name="T2">'</text:span></text:p>
            </text:list-item>
            <text:list-item>
              <text:p text:style-name="P27"><text:span text:style-name="T1">All dollar amounts should have two decimal places and a dollar sign</text:span><text:span text:style-name="T2">: </text:span><text:span text:style-name="T17">$2.00</text:span></text:p>
            </text:list-item>
            <text:list-item>
              <text:p text:style-name="P25">Repeat again, starting with step b … until the player's money is less than 1 or greater than or equal to $200</text:p>
            </text:list-item>
            <text:list-item>
              <text:p text:style-name="P27"><text:span text:style-name="T2">Print out '</text:span><text:span text:style-name="T17">Game over.</text:span><text:span text:style-name="T2">', and the player's total once the game is finished (negative amounts are ok)</text:span></text:p>
            </text:list-item>
            <text:list-item>
              <text:p text:style-name="P25">Example output below:<text:line-break/></text:p>
            </text:list-item>
          </text:list>
          <text:p text:style-name="P25"/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(L)ower or (H)igher than 4?</text:p>
            <text:p text:style-name="P9">&gt; L</text:p>
            <text:p text:style-name="P9">How much are you betting?</text:p>
            <text:p text:style-name="P9">&gt; 50</text:p>
            <text:p text:style-name="P9">1</text:p>
            <text:p text:style-name="P9">you won!</text:p>
            <text:p text:style-name="P9">Total <text:s/>$150.00</text:p>
            <text:p text:style-name="P9">(L)ower or (H)igher than 4?</text:p>
            <text:p text:style-name="P9">&gt; L</text:p>
            <text:p text:style-name="P9">How much are you betting?</text:p>
            <text:p text:style-name="P9">&gt; 53</text:p>
            <text:p text:style-name="P9">7</text:p>
            <text:p text:style-name="P9">you lost!</text:p>
            <text:p text:style-name="P9">Total <text:s/>$97.00</text:p>
          </table:table-cell>
          <table:table-cell table:style-name="Table9.A1" office:value-type="string">
            <text:p text:style-name="P9">&lt;continued from left collumn&gt;<text:line-break/>(L)ower or (H)igher than 4?</text:p>
            <text:p text:style-name="P9">&gt; L</text:p>
            <text:p text:style-name="P9">How much are you betting?</text:p>
            <text:p text:style-name="P9">&gt; 105</text:p>
            <text:p text:style-name="P9">2</text:p>
            <text:p text:style-name="P9">you won!</text:p>
            <text:p text:style-name="P9">Total <text:s/>$202.00</text:p>
            <text:p text:style-name="P9">Game over. You have <text:s/>$202.00</text:p>
          </table:table-cell>
        </table:table-row>
      </table:table>
      <text:list xml:id="list1483121228" text:continue-numbering="true" text:style-name="L2">
        <text:list-header>
          <text:p text:style-name="P25"/>
          <text:p text:style-name="P25"/>
          <text:p text:style-name="P25"><text:line-break/><text:span text:style-name="Answer"><text:line-break/></text:span></text:p>
          <text:p text:style-name="P25"><text:span text:style-name="Answer"><text:line-break/>import random</text:span></text:p>
          <text:p text:style-name="P25"><text:span text:style-name="Answer">money = 100</text:span></text:p>
          <text:p text:style-name="P25"><text:span text:style-name="Answer">while money &gt; 0 and money &lt;= 200:</text:span></text:p>
          <text:p text:style-name="P25"><text:span text:style-name="Answer"><text:s text:c="4"/>choice = input('(L)ower or (H)igher than 4?\n&gt; ')</text:span></text:p>
          <text:p text:style-name="P25"><text:span text:style-name="Answer"><text:s text:c="4"/>bet = int(input('How much are you betting?\n&gt; '))</text:span></text:p>
          <text:p text:style-name="P25"><text:span text:style-name="Answer"><text:s text:c="4"/>if choice != 'L' and choice != 'H':</text:span></text:p>
          <text:p text:style-name="P25"><text:span text:style-name="Answer"><text:s text:c="8"/>choice = 'L'</text:span></text:p>
          <text:p text:style-name="P25"><text:span text:style-name="Answer"><text:s text:c="4"/>roll = random.randint(1, 7)</text:span></text:p>
          <text:p text:style-name="P25"><text:span text:style-name="Answer"><text:s text:c="4"/>print(roll)</text:span></text:p>
          <text:p text:style-name="P25"><text:span text:style-name="Answer"><text:s text:c="4"/>if roll == 4:</text:span></text:p>
          <text:p text:style-name="P25"><text:span text:style-name="Answer"><text:s text:c="8"/>print('no one won!')</text:span></text:p>
          <text:p text:style-name="P25"><text:span text:style-name="Answer"><text:s text:c="4"/>elif choice == 'L' and roll &lt; 4 or choice == 'H' and roll &gt; 4:</text:span></text:p>
          <text:p text:style-name="P25"><text:span text:style-name="Answer"><text:s text:c="8"/>print('you won!')</text:span></text:p>
          <text:p text:style-name="P25"><text:span text:style-name="Answer"><text:s text:c="8"/>money += bet</text:span></text:p>
          <text:p text:style-name="P25"><text:span text:style-name="Answer"><text:s text:c="4"/>elif choice == 'L' and roll &gt; 4 or choice == 'H' and roll &lt; 4:</text:span></text:p>
          <text:p text:style-name="P25"><text:span text:style-name="Answer"><text:s text:c="8"/>print('you lost!')</text:span></text:p>
          <text:p text:style-name="P25"><text:span text:style-name="Answer"><text:s text:c="8"/>money -= bet</text:span></text:p>
          <text:p text:style-name="P25"><text:span text:style-name="Answer"><text:s text:c="4"/>print('Total ', '$' + format(money, '.2f'))</text:span></text:p>
          <text:p text:style-name="P25"><text:span text:style-name="Answer">print('Game over. You have ', '$' + format(money, '.2f'))<text:line-break/>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header>
        <text:list-item>
          <text:p text:style-name="P27"><text:soft-page-break/><text:span text:style-name="T2">You're a mad scientist, and one of your hobbies is creating mutants. To assist in your creation of magnificent mutant minions, you write a program to generate DNA sequences. DNA is made up of triplets (codons) of nucleotides: guanine, adenine, cytosine and thymine (G, A, C and T). Each triplet, or codon, is made up of 3 nucleotides (nucleic acids). Generate a random sequence of G, A, C, and T based on a number of codons specified by the user. (6 points)<text:line-break/><text:line-break/>Continually ask the user for the number of codons if they do not specify a number greater than 0:<text:line-break/><text:line-break/></text:span><text:span text:style-name="T17">How many nucleotide triplets (codons)?</text:span></text:p>
          <text:p text:style-name="P31"><text:span text:style-name="T2">&gt; -1</text:span><text:span text:style-name="T2"><text:line-break/>Please enter a number greater than 0...<text:line-break/></text:span><text:span text:style-name="T2">How many nucleotide triplets (codons)?</text:span></text:p>
          <text:p text:style-name="P30">&gt; 7</text:p>
          <text:p text:style-name="P30">Your DNA is ready! ATCAATGGAATCGTGATATAC</text:p>
          <text:p text:style-name="P25"/>
          <text:p text:style-name="P30"><text:span text:style-name="Answer">0.5: import random</text:span></text:p>
          <text:p text:style-name="P30"><text:span text:style-name="Answer">0.5: ask for input, convert to int</text:span></text:p>
          <text:p text:style-name="P30"><text:span text:style-name="Answer">1: <text:s text:c="2"/>continually ask for valid input</text:span></text:p>
          <text:p text:style-name="P30"><text:span text:style-name="Answer">1: <text:s text:c="2"/>sting accumulator <text:line-break/>0.5: generate random number <text:line-break/>2: <text:s text:c="2"/>appropriate if/elif, along with addition </text:span></text:p>
          <text:p text:style-name="P30"><text:span text:style-name="Answer">0.5: print</text:span></text:p>
          <text:p text:style-name="P30"><text:span text:style-name="Answer"><text:line-break/><text:line-break/>import random</text:span></text:p>
          <text:p text:style-name="P30"><text:span text:style-name="Answer">triplets = int(input('How many nucleotide triplets (codons)?\n&gt; '))</text:span></text:p>
          <text:p text:style-name="P30"><text:span text:style-name="Answer">while triplets &lt; 0:</text:span></text:p>
          <text:p text:style-name="P30"><text:span text:style-name="Answer"><text:s text:c="4"/>triplets = int(input('Please enter a positive number\n&gt; '))</text:span></text:p>
          <text:p text:style-name="P30"><text:span text:style-name="Answer"/></text:p>
          <text:p text:style-name="P30"><text:span text:style-name="Answer">dna = ''</text:span></text:p>
          <text:p text:style-name="P30"><text:span text:style-name="Answer">for i in range(triplets * 3):</text:span></text:p>
          <text:p text:style-name="P30"><text:span text:style-name="Answer"><text:s text:c="4"/>gact = random.randint(1, 4)</text:span></text:p>
          <text:p text:style-name="P30"><text:span text:style-name="Answer"><text:s text:c="4"/>if gact == 1:</text:span></text:p>
          <text:p text:style-name="P30"><text:span text:style-name="Answer"><text:s text:c="8"/>dna += 'G'</text:span></text:p>
          <text:p text:style-name="P30"><text:span text:style-name="Answer"><text:s text:c="4"/>elif gact == 2:</text:span></text:p>
          <text:p text:style-name="P30"><text:span text:style-name="Answer"><text:s text:c="8"/>dna += 'A'</text:span></text:p>
          <text:p text:style-name="P30"><text:span text:style-name="Answer"><text:s text:c="4"/>elif gact == 3:</text:span></text:p>
          <text:p text:style-name="P30"><text:span text:style-name="Answer"><text:s text:c="8"/>dna += 'C'</text:span></text:p>
          <text:p text:style-name="P30"><text:span text:style-name="Answer"><text:s text:c="4"/>elif gact == 4:</text:span></text:p>
          <text:p text:style-name="P30"><text:span text:style-name="Answer"><text:s text:c="8"/>dna += 'T'</text:span></text:p>
          <text:p text:style-name="P30"><text:span text:style-name="Answer">print('Your DNA is ready! ' + dna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1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heads_20_2" draw:display-name="Arrowheads 2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579d1c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5-10-28T10:57:29</dc:date>
    <dc:creator>Joe Versoza</dc:creator>
    <meta:editing-duration>P32DT1H39M40S</meta:editing-duration>
    <meta:editing-cycles>331</meta:editing-cycles>
    <meta:generator>OpenOffice/4.1.1$Unix OpenOffice.org_project/411m6$Build-9775</meta:generator>
    <meta:printed-by>Joseph Versoza</meta:printed-by>
    <meta:print-date>2014-10-07T17:56:43</meta:print-date>
    <meta:document-statistic meta:table-count="9" meta:image-count="0" meta:object-count="0" meta:page-count="7" meta:paragraph-count="239" meta:word-count="2018" meta:character-count="11309"/>
  </office:meta>
</office:document-meta>
</file>